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  <style:style style:name="P2" style:family="paragraph" style:parent-style-name="Standard">
      <style:paragraph-properties fo:break-before="page"/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  <style:style style:name="T1" style:family="text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  <style:style style:name="T2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<text:line-break/>=    Xinco        =<text:line-break/>===================<text:line-break/><text:line-break/>-&gt; IMPORTANT: build Xinco core project first!!! -&gt; otherwise changes are<text:line-break/>not included in "Xinco.jar"!!!<text:line-break/><text:line-break/>set AXIS_HOME=C:\axis-bin-1_4\axis-1_4\</text:p>
      <text:p text:style-name="P1"><text:line-break/>@set AXIS_LIB=%AXIS_HOME%\lib<text:line-break/>set AXIS_LIB=C:\Documents and Settings\javydreamercsw\My Documents\NetBeansProjects\Xinco\Xinco 2.0.3\XincoLibs</text:p>
      <text:p text:style-name="P1"><text:line-break/>set XINCO_LIB=C:\Documents and Settings\javydreamercsw\My Documents\NetBeansProjects\Xinco\Xinco 2.0.3\Xinco\dist\Xinco.jar</text:p>
      <text:p text:style-name="P1"/>
      <text:p text:style-name="P1">set AXISCLASSPATH=%XINCO_LIB%;%AXIS_LIB%;%AXIS_LIB%\axis.jar;%AXIS_LIB%\axis-ant.jar;%AXIS_LIB%\commons-discovery-0.2.jar;%AXIS_LIB%\commons-logging-1.0.4.jar;%AXIS_LIB%\jaxrpc.jar;%AXIS_LIB%\saaj.jar;%AXIS_LIB%\log4j-1.2.8.jar;%AXIS_LIB%\wsdl4j-1.5.1.jar;%AXIS_LIB%\xmlParserAPIs.jar;%AXIS_LIB%\xercesImpl.jar;%AXIS_LIB%\activation.jar;%AXIS_LIB%\mail.jar</text:p>
      <text:p text:style-name="P1"><text:line-break/>-&gt; execute in Xinco/src: </text:p>
      <text:p text:style-name="P1">cd C:\Documents and Settings\javydreamercsw\My Documents\NetBeansProjects\Xinco\Xinco 2.0.3\Xinco\src<text:line-break/><text:line-break/>java -cp "%AXISCLASSPATH%;C:\Documents and Settings\javydreamercsw\My Documents\NetBeansProjects\Xinco\Xinco 2.0.3\Xinco\build\classes" org.apache.axis.wsdl.Java2WSDL -o com\bluecubs\xinco\service\Xinco.wsdl -l "http://localhost:8080/xinco/services/Xinco" -n "urn:Xinco" -p"com.bluecubs.xinco.service" "urn:Xinco" com.bluecubs.xinco.service.Xinco<text:line-break/><text:line-break/>-&gt; "Xinco.wsdl": replace "soapenc:string" with "xsd:string"<text:line-break/>-&gt; backup "XincoSoapBindingImpl.java"<text:line-break/>-&gt; delete "XincoSoapBindingImpl.java"</text:p>
      <text:p text:style-name="P1"><text:line-break/>java -cp "%AXISCLASSPATH%" org.apache.axis.wsdl.WSDL2Java -o . -d Session -s -S true -Nurn:Xinco com.bluecubs.xinco.service com\bluecubs\xinco\service\Xinco.wsdl<text:line-break/><text:line-break/>-&gt; insert backed-up code into "XincoSoapBindingImpl.java"<text:line-break/><text:line-break/>-&gt; copy service description (&lt;service name="Xinco" ...&gt;...&lt;/service&gt;)<text:line-break/>  from: com\bluecubs\xinco\service\deploy.wsdd<text:line-break/>  into: XincoWebApp\web\WEB-INF\server-config.wsdd (replacing the<text:line-break/>existing "Xinco" service definition!!!)</text:p>
      <text:p text:style-name="P1"/>
      <text:p text:style-name="P1"/>
      <text:p text:style-name="P2">&lt;?xml version="1.0" encoding="UTF-8"?&gt;</text:p>
      <text:p text:style-name="P1">&lt;wsdl:definitions targetNamespace="urn:Xinco" xmlns:apachesoap="http://xml.apache.org/xml-soap" xmlns:impl="urn:Xinco" xmlns:intf="urn:Xinco" xmlns:soapenc="http://schemas.xmlsoap.org/soap/encoding/" xmlns:tns2="http://core.xinco.bluecubs.com" xmlns:tns3="http://add.xinco.bluecubs.com" xmlns:wsdl="http://schemas.xmlsoap.org/wsdl/" xmlns:wsdlsoap="http://schemas.xmlsoap.org/wsdl/soap/" xmlns:xsd="http://www.w3.org/2001/XMLSchema"&gt;</text:p>
      <text:p text:style-name="P1">&lt;!--WSDL created by Apache Axis version: 1.4</text:p>
      <text:p text:style-name="P1">Built on Apr 22, 2006 (06:55:48 PDT)--&gt;</text:p>
      <text:p text:style-name="Standard"><text:span text:style-name="T1"><text:s/></text:span><text:span text:style-name="T1">&lt;wsdl:types&gt;</text:span></text:p>
      <text:p text:style-name="Standard"><text:span text:style-name="T1"><text:s text:c="2"/></text:span><text:span text:style-name="T1">&lt;schema targetNamespace="http://core.xinco.bluecubs.com" xmlns="http://www.w3.org/2001/XMLSchema"&gt;</text:span></text:p>
      <text:p text:style-name="Standard"><text:span text:style-name="T1"><text:s text:c="3"/></text:span><text:span text:style-name="T1">&lt;import namespace="http://add.xinco.bluecubs.com"/&gt;</text:span></text:p>
      <text:p text:style-name="Standard"><text:span text:style-name="T1"><text:s text:c="3"/></text:span><text:span text:style-name="T1">&lt;import namespace="http://xml.apache.org/xml-soap"/&gt;</text:span></text:p>
      <text:p text:style-name="Standard"><text:span text:style-name="T1"><text:s text:c="3"/></text:span><text:span text:style-name="T1">&lt;import namespace="http://schemas.xmlsoap.org/soap/encoding/"/&gt;</text:span></text:p>
      <text:p text:style-name="Standard"><text:span text:style-name="T1"><text:s text:c="3"/></text:span><text:span text:style-name="T1">&lt;complexType name="XincoVersion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version_high" type="xsd:int"/&gt;</text:span></text:p>
      <text:p text:style-name="Standard"><text:span text:style-name="T1"><text:s text:c="5"/></text:span><text:span text:style-name="T1">&lt;element name="version_low" type="xsd:int"/&gt;</text:span></text:p>
      <text:p text:style-name="Standard"><text:span text:style-name="T1"><text:s text:c="5"/></text:span><text:span text:style-name="T1">&lt;element name="version_mid" type="xsd:int"/&gt;</text:span></text:p>
      <text:p text:style-name="Standard"><text:span text:style-name="T1"><text:s text:c="5"/></text:span><text:span text:style-name="T1">&lt;element name="version_postfix" nillable="true" type="xsd:string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User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change" type="xsd:boolean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email" nillable="true" type="xsd:string"/&gt;</text:span></text:p>
      <text:p text:style-name="Standard"><text:span text:style-name="T1"><text:s text:c="5"/></text:span><text:span text:style-name="T1">&lt;element name="firstname" nillable="true" type="xsd:string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name" nillable="true" type="xsd:string"/&gt;</text:span></text:p>
      <text:p text:style-name="Standard"><text:span text:style-name="T1"><text:s text:c="5"/></text:span><text:span text:style-name="T1">&lt;element name="reason" nillable="true" type="xsd:string"/&gt;</text:span></text:p>
      <text:p text:style-name="Standard"><text:span text:style-name="T1"><text:s text:c="5"/></text:span><text:span text:style-name="T1">&lt;element name="status_number" type="xsd:int"/&gt;</text:span></text:p>
      <text:p text:style-name="Standard"><text:span text:style-name="T1"><text:s text:c="5"/></text:span><text:span text:style-name="T1">&lt;element name="username" nillable="true" type="xsd:string"/&gt;</text:span></text:p>
      <text:p text:style-name="Standard"><text:span text:style-name="T1"><text:s text:c="5"/></text:span><text:span text:style-name="T1">&lt;element name="userpassword" nillable="true" type="xsd:string"/&gt;</text:span></text:p>
      <text:p text:style-name="Standard"><text:span text:style-name="T1"><text:s text:c="5"/></text:span><text:span text:style-name="T1">&lt;element name="writeGroups" type="xsd:boolean"/&gt;</text:span></text:p>
      <text:p text:style-name="Standard"><text:span text:style-name="T1"><text:s text:c="5"/></text:span><text:span text:style-name="T1">&lt;element name="xinco_core_groups" nillable="true" type="apachesoap:Vector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Languag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sign" nillable="true" type="xsd:string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Node"&gt;</text:span></text:p>
      <text:p text:style-name="Standard"><text:soft-page-break/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xinco_core_acl" nillable="true" type="apachesoap:Vector"/&gt;</text:span></text:p>
      <text:p text:style-name="Standard"><text:span text:style-name="T1"><text:s text:c="5"/></text:span><text:span text:style-name="T1">&lt;element name="xinco_core_data" nillable="true" type="apachesoap:Vector"/&gt;</text:span></text:p>
      <text:p text:style-name="Standard"><text:span text:style-name="T1"><text:s text:c="5"/></text:span><text:span text:style-name="T1">&lt;element name="xinco_core_language" nillable="true" type="tns2:XincoCoreLanguage"/&gt;</text:span></text:p>
      <text:p text:style-name="Standard"><text:span text:style-name="T1"><text:s text:c="5"/></text:span><text:span text:style-name="T1">&lt;element name="xinco_core_node_id" type="xsd:int"/&gt;</text:span></text:p>
      <text:p text:style-name="Standard"><text:span text:style-name="T1"><text:s text:c="5"/></text:span><text:span text:style-name="T1">&lt;element name="xinco_core_nodes" nillable="true" type="apachesoap:Vector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status_number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DataTyp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description" nillable="true" type="xsd:string"/&gt;</text:span></text:p>
      <text:p text:style-name="Standard"><text:span text:style-name="T1"><text:s text:c="5"/></text:span><text:span text:style-name="T1">&lt;element name="xinco_core_data_type_attributes" nillable="true" type="apachesoap:Vector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Data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xinco_core_acl" nillable="true" type="apachesoap:Vector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xinco_core_data_type" nillable="true" type="tns2:XincoCoreDataType"/&gt;</text:span></text:p>
      <text:p text:style-name="Standard"><text:span text:style-name="T1"><text:s text:c="5"/></text:span><text:span text:style-name="T1">&lt;element name="xinco_core_language" nillable="true" type="tns2:XincoCoreLanguage"/&gt;</text:span></text:p>
      <text:p text:style-name="Standard"><text:span text:style-name="T1"><text:s text:c="5"/></text:span><text:span text:style-name="T1">&lt;element name="xinco_core_node_id" type="xsd:int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status_number" type="xsd:int"/&gt;</text:span></text:p>
      <text:p text:style-name="Standard"><text:span text:style-name="T1"><text:s text:c="5"/></text:span><text:span text:style-name="T1">&lt;element name="xinco_add_attributes" nillable="true" type="apachesoap:Vector"/&gt;</text:span></text:p>
      <text:p text:style-name="Standard"><text:span text:style-name="T1"><text:s text:c="5"/></text:span><text:span text:style-name="T1">&lt;element name="xinco_core_logs" nillable="true" type="apachesoap:Vector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AC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admin_permission" type="xsd:boolean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execute_permission" type="xsd:boolean"/&gt;</text:span></text:p>
      <text:p text:style-name="Standard"><text:span text:style-name="T1"><text:s text:c="5"/></text:span><text:span text:style-name="T1">&lt;element name="xinco_core_data_id" type="xsd:int"/&gt;</text:span></text:p>
      <text:p text:style-name="Standard"><text:span text:style-name="T1"><text:s text:c="5"/></text:span><text:span text:style-name="T1">&lt;element name="xinco_core_group_id" type="xsd:int"/&gt;</text:span></text:p>
      <text:p text:style-name="Standard"><text:span text:style-name="T1"><text:s text:c="5"/></text:span><text:span text:style-name="T1">&lt;element name="xinco_core_node_id" type="xsd:int"/&gt;</text:span></text:p>
      <text:p text:style-name="Standard"><text:span text:style-name="T1"><text:s text:c="5"/></text:span><text:span text:style-name="T1">&lt;element name="xinco_core_user_id" type="xsd:int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read_permission" type="xsd:boolean"/&gt;</text:span></text:p>
      <text:p text:style-name="Standard"><text:span text:style-name="T1"><text:s text:c="5"/></text:span><text:span text:style-name="T1">&lt;element name="write_permission" type="xsd:boolean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oft-page-break/><text:span text:style-name="T1"><text:s text:c="3"/></text:span><text:span text:style-name="T1">&lt;complexType name="XincoCoreLog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op_code" type="xsd:int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op_datetime" nillable="true" type="xsd:dateTime"/&gt;</text:span></text:p>
      <text:p text:style-name="Standard"><text:span text:style-name="T1"><text:s text:c="5"/></text:span><text:span text:style-name="T1">&lt;element name="op_description" nillable="true" type="xsd:string"/&gt;</text:span></text:p>
      <text:p text:style-name="Standard"><text:span text:style-name="T1"><text:s text:c="5"/></text:span><text:span text:style-name="T1">&lt;element name="version" nillable="true" type="tns2:XincoVersion"/&gt;</text:span></text:p>
      <text:p text:style-name="Standard"><text:span text:style-name="T1"><text:s text:c="5"/></text:span><text:span text:style-name="T1">&lt;element name="xinco_core_data_id" type="xsd:int"/&gt;</text:span></text:p>
      <text:p text:style-name="Standard"><text:span text:style-name="T1"><text:s text:c="5"/></text:span><text:span text:style-name="T1">&lt;element name="xinco_core_user_id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Group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status_number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DataTypeAttribut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attribute_id" type="xsd:int"/&gt;</text:span></text:p>
      <text:p text:style-name="Standard"><text:span text:style-name="T1"><text:s text:c="5"/></text:span><text:span text:style-name="T1">&lt;element name="data_type" nillable="true" type="xsd:string"/&gt;</text:span></text:p>
      <text:p text:style-name="Standard"><text:span text:style-name="T1"><text:s text:c="5"/></text:span><text:span text:style-name="T1">&lt;element name="size" type="xsd:int"/&gt;</text:span></text:p>
      <text:p text:style-name="Standard"><text:span text:style-name="T1"><text:s text:c="5"/></text:span><text:span text:style-name="T1">&lt;element name="xinco_core_data_type_id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AuditDataSchedul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schedule_id" type="int"&gt;&lt;/element&gt;</text:span></text:p>
      <text:p text:style-name="Standard"><text:span text:style-name="T1"><text:s text:c="5"/></text:span><text:span text:style-name="T1">&lt;element name="data_id" type="int"&gt;&lt;/element&gt;</text:span></text:p>
      <text:p text:style-name="Standard"><text:span text:style-name="T1"><text:s text:c="5"/></text:span><text:span text:style-name="T1">&lt;element name="schedule_type_id" type="int"&gt;&lt;/element&gt;</text:span></text:p>
      <text:p text:style-name="Standard"><text:span text:style-name="T1"><text:s text:c="5"/></text:span><text:span text:style-name="T1">&lt;element name="scheduled_date" type="date"&gt;&lt;/element&gt;</text:span></text:p>
      <text:p text:style-name="Standard"><text:span text:style-name="T1"><text:s text:c="5"/></text:span><text:span text:style-name="T1">&lt;element name="completed" type="boolean"&gt;&lt;/element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2"/></text:span><text:span text:style-name="T1">&lt;/schema&gt;</text:span></text:p>
      <text:p text:style-name="Standard"><text:span text:style-name="T1"><text:s text:c="2"/></text:span><text:span text:style-name="T1">&lt;schema targetNamespace="http://xml.apache.org/xml-soap" xmlns="http://www.w3.org/2001/XMLSchema"&gt;</text:span></text:p>
      <text:p text:style-name="Standard"><text:span text:style-name="T1"><text:s text:c="3"/></text:span><text:span text:style-name="T1">&lt;import namespace="http://add.xinco.bluecubs.com"/&gt;</text:span></text:p>
      <text:p text:style-name="Standard"><text:span text:style-name="T1"><text:s text:c="3"/></text:span><text:span text:style-name="T1">&lt;import namespace="http://core.xinco.bluecubs.com"/&gt;</text:span></text:p>
      <text:p text:style-name="Standard"><text:span text:style-name="T1"><text:s text:c="3"/></text:span><text:span text:style-name="T1">&lt;import namespace="http://schemas.xmlsoap.org/soap/encoding/"/&gt;</text:span></text:p>
      <text:p text:style-name="Standard"><text:span text:style-name="T1"><text:s text:c="3"/></text:span><text:span text:style-name="T1">&lt;complexType name="Vector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maxOccurs="unbounded" minOccurs="0" name="item" type="xsd:anyType"/&gt;</text:span></text:p>
      <text:p text:style-name="Standard"><text:span text:style-name="T1"><text:s text:c="4"/></text:span><text:span text:style-name="T1">&lt;/sequence&gt;</text:span></text:p>
      <text:p text:style-name="Standard"><text:soft-page-break/><text:span text:style-name="T1"><text:s text:c="3"/></text:span><text:span text:style-name="T1">&lt;/complexType&gt;</text:span></text:p>
      <text:p text:style-name="Standard"><text:span text:style-name="T1"><text:s text:c="2"/></text:span><text:span text:style-name="T1">&lt;/schema&gt;</text:span></text:p>
      <text:p text:style-name="Standard"><text:span text:style-name="T1"><text:s text:c="2"/></text:span><text:span text:style-name="T1">&lt;schema targetNamespace="http://add.xinco.bluecubs.com" xmlns="http://www.w3.org/2001/XMLSchema"&gt;</text:span></text:p>
      <text:p text:style-name="Standard"><text:span text:style-name="T1"><text:s text:c="3"/></text:span><text:span text:style-name="T1">&lt;import namespace="http://xml.apache.org/xml-soap"/&gt;</text:span></text:p>
      <text:p text:style-name="Standard"><text:span text:style-name="T1"><text:s text:c="3"/></text:span><text:span text:style-name="T1">&lt;import namespace="http://core.xinco.bluecubs.com"/&gt;</text:span></text:p>
      <text:p text:style-name="Standard"><text:span text:style-name="T1"><text:s text:c="3"/></text:span><text:span text:style-name="T1">&lt;import namespace="http://schemas.xmlsoap.org/soap/encoding/"/&gt;</text:span></text:p>
      <text:p text:style-name="Standard"><text:span text:style-name="T1"><text:s text:c="3"/></text:span><text:span text:style-name="T1">&lt;complexType name="XincoAddAttribut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attrib_datetime" nillable="true" type="xsd:dateTime"/&gt;</text:span></text:p>
      <text:p text:style-name="Standard"><text:span text:style-name="T1"><text:s text:c="5"/></text:span><text:span text:style-name="T1">&lt;element name="attrib_double" type="xsd:double"/&gt;</text:span></text:p>
      <text:p text:style-name="Standard"><text:span text:style-name="T1"><text:s text:c="5"/></text:span><text:span text:style-name="T1">&lt;element name="attrib_int" type="xsd:int"/&gt;</text:span></text:p>
      <text:p text:style-name="Standard"><text:span text:style-name="T1"><text:s text:c="5"/></text:span><text:span text:style-name="T1">&lt;element name="attrib_text" nillable="true" type="xsd:string"/&gt;</text:span></text:p>
      <text:p text:style-name="Standard"><text:span text:style-name="T1"><text:s text:c="5"/></text:span><text:span text:style-name="T1">&lt;element name="attrib_unsignedint" type="xsd:long"/&gt;</text:span></text:p>
      <text:p text:style-name="Standard"><text:span text:style-name="T1"><text:s text:c="5"/></text:span><text:span text:style-name="T1">&lt;element name="attrib_varchar" nillable="true" type="xsd:string"/&gt;</text:span></text:p>
      <text:p text:style-name="Standard"><text:span text:style-name="T1"><text:s text:c="5"/></text:span><text:span text:style-name="T1">&lt;element name="attribute_id" type="xsd:int"/&gt;</text:span></text:p>
      <text:p text:style-name="Standard"><text:span text:style-name="T1"><text:s text:c="5"/></text:span><text:span text:style-name="T1">&lt;element name="xinco_core_data_id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2"/></text:span><text:span text:style-name="T1">&lt;/schema&gt;</text:span></text:p>
      <text:p text:style-name="Standard"><text:span text:style-name="T1"><text:s/></text:span><text:span text:style-name="T1">&lt;/wsdl:types&gt;</text:span></text:p>
      <text:p text:style-name="P1"/>
      <text:p text:style-name="Standard"><text:span text:style-name="T1"><text:s text:c="3"/></text:span><text:span text:style-name="T1">&lt;wsdl:message name="setXincoCoreACERequest"&gt;</text:span></text:p>
      <text:p text:style-name="P1"/>
      <text:p text:style-name="Standard"><text:span text:style-name="T1"><text:s text:c="6"/></text:span><text:span text:style-name="T1">&lt;wsdl:part name="in0" type="tns2:XincoCoreAC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Data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XincoCoreDataCheckoutResponse"&gt;</text:span></text:p>
      <text:p text:style-name="P1"/>
      <text:p text:style-name="Standard"><text:span text:style-name="T1"><text:s text:c="6"/></text:span><text:span text:style-name="T1">&lt;wsdl:part name="doXincoCoreDataCheckoutReturn" type="tns2:XincoCoreData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checkXincoCoreUserNewPasswordRequest"&gt;</text:span></text:p>
      <text:p text:style-name="P1"/>
      <text:p text:style-name="Standard"><text:span text:style-name="T1"><text:s text:c="6"/></text:span><text:span text:style-name="T1">&lt;wsdl:part name="in0" type="xsd:string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><text:soft-page-break/></text:p>
      <text:p text:style-name="Standard"><text:span text:style-name="T1"><text:s text:c="6"/></text:span><text:span text:style-name="T1">&lt;wsdl:part name="in2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Data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findXincoCoreNodesRequest"&gt;</text:span></text:p>
      <text:p text:style-name="P1"/>
      <text:p text:style-name="Standard"><text:span text:style-name="T1"><text:s text:c="6"/></text:span><text:span text:style-name="T1">&lt;wsdl:part name="in0" type="xsd:string"/&gt;</text:span></text:p>
      <text:p text:style-name="P1"/>
      <text:p text:style-name="Standard"><text:span text:style-name="T1"><text:s text:c="6"/></text:span><text:span text:style-name="T1">&lt;wsdl:part name="in1" type="tns2:XincoCoreLanguage"/&gt;</text:span></text:p>
      <text:p text:style-name="P1"/>
      <text:p text:style-name="Standard"><text:span text:style-name="T1"><text:s text:c="6"/></text:span><text:span text:style-name="T1">&lt;wsdl:part name="in2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uploadXincoCoreData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soapenc:base64Binary"/&gt;</text:span></text:p>
      <text:p text:style-name="P1"/>
      <text:p text:style-name="Standard"><text:span text:style-name="T1"><text:s text:c="6"/></text:span><text:span text:style-name="T1">&lt;wsdl:part name="in2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ServerVersionResponse"&gt;</text:span></text:p>
      <text:p text:style-name="P1"/>
      <text:p text:style-name="Standard"><text:span text:style-name="T1"><text:s text:c="6"/></text:span><text:span text:style-name="T1">&lt;wsdl:part name="getXincoServerVersionReturn" type="tns2:XincoVersion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GroupResponse"&gt;</text:span></text:p>
      <text:p text:style-name="P1"/>
      <text:p text:style-name="Standard"><text:span text:style-name="T1"><text:s text:c="6"/></text:span><text:span text:style-name="T1">&lt;wsdl:part name="setXincoCoreGroupReturn" type="tns2:XincoCoreGroup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LogResponse"&gt;</text:span></text:p>
      <text:p text:style-name="P1"/>
      <text:p text:style-name="Standard"><text:span text:style-name="T1"><text:s text:c="6"/></text:span><text:span text:style-name="T1">&lt;wsdl:part name="setXincoCoreLogReturn" type="tns2:XincoCoreLog"/&gt;</text:span></text:p>
      <text:p text:style-name="P1"/>
      <text:p text:style-name="Standard"><text:soft-page-break/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LogRequest"&gt;</text:span></text:p>
      <text:p text:style-name="P1"/>
      <text:p text:style-name="Standard"><text:span text:style-name="T1"><text:s text:c="6"/></text:span><text:span text:style-name="T1">&lt;wsdl:part name="in0" type="tns2:XincoCoreLog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NodeRequest"&gt;</text:span></text:p>
      <text:p text:style-name="P1"/>
      <text:p text:style-name="Standard"><text:span text:style-name="T1"><text:s text:c="6"/></text:span><text:span text:style-name="T1">&lt;wsdl:part name="in0" type="tns2:XincoCoreNod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findXincoCoreNodesResponse"&gt;</text:span></text:p>
      <text:p text:style-name="P1"/>
      <text:p text:style-name="Standard"><text:span text:style-name="T1"><text:s text:c="6"/></text:span><text:span text:style-name="T1">&lt;wsdl:part name="findXincoCoreNodes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GroupsRequest"&gt;</text:span></text:p>
      <text:p text:style-name="P1"/>
      <text:p text:style-name="Standard"><text:span text:style-name="T1"><text:s text:c="6"/></text:span><text:span text:style-name="T1">&lt;wsdl:part name="in0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LanguagesResponse"&gt;</text:span></text:p>
      <text:p text:style-name="P1"/>
      <text:p text:style-name="Standard"><text:span text:style-name="T1"><text:s text:c="6"/></text:span><text:span text:style-name="T1">&lt;wsdl:part name="getAllXincoCoreLanguages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checkXincoCoreUserNewPasswordResponse"&gt;</text:span></text:p>
      <text:p text:style-name="P1"/>
      <text:p text:style-name="Standard"><text:span text:style-name="T1"><text:s text:c="6"/></text:span><text:span text:style-name="T1">&lt;wsdl:part name="checkXincoCoreUserNewPasswordReturn" type="xsd:boolean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findXincoCoreDataRequest"&gt;</text:span></text:p>
      <text:p text:style-name="P1"/>
      <text:p text:style-name="Standard"><text:span text:style-name="T1"><text:s text:c="6"/></text:span><text:span text:style-name="T1">&lt;wsdl:part name="in0" type="xsd:string"/&gt;</text:span></text:p>
      <text:p text:style-name="P1"/>
      <text:p text:style-name="Standard"><text:span text:style-name="T1"><text:s text:c="6"/></text:span><text:span text:style-name="T1">&lt;wsdl:part name="in1" type="tns2:XincoCoreLanguage"/&gt;</text:span></text:p>
      <text:p text:style-name="P1"/>
      <text:p text:style-name="Standard"><text:span text:style-name="T1"><text:s text:c="6"/></text:span><text:span text:style-name="T1">&lt;wsdl:part name="in2" type="tns2:XincoCoreUser"/&gt;</text:span></text:p>
      <text:p text:style-name="P1"><text:soft-page-break/></text:p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DataTypeAttributeRequest"&gt;</text:span></text:p>
      <text:p text:style-name="P1"/>
      <text:p text:style-name="Standard"><text:span text:style-name="T1"><text:s text:c="6"/></text:span><text:span text:style-name="T1">&lt;wsdl:part name="in0" type="tns2:XincoCoreDataTypeAttribut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uploadXincoCoreDataResponse"&gt;</text:span></text:p>
      <text:p text:style-name="P1"/>
      <text:p text:style-name="Standard"><text:span text:style-name="T1"><text:s text:c="6"/></text:span><text:span text:style-name="T1">&lt;wsdl:part name="uploadXincoCoreDataReturn" type="xsd:int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ACEResponse"&gt;</text:span></text:p>
      <text:p text:style-name="P1"/>
      <text:p text:style-name="Standard"><text:span text:style-name="T1"><text:s text:c="6"/></text:span><text:span text:style-name="T1">&lt;wsdl:part name="setXincoCoreACEReturn" type="tns2:XincoCoreAC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NodeRequest"&gt;</text:span></text:p>
      <text:p text:style-name="P1"/>
      <text:p text:style-name="Standard"><text:span text:style-name="T1"><text:s text:c="6"/></text:span><text:span text:style-name="T1">&lt;wsdl:part name="in0" type="tns2:XincoCoreNod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removeXincoCoreACEResponse"&gt;</text:span></text:p>
      <text:p text:style-name="P1"/>
      <text:p text:style-name="Standard"><text:span text:style-name="T1"><text:s text:c="6"/></text:span><text:span text:style-name="T1">&lt;wsdl:part name="removeXincoCoreACEReturn" type="xsd:boolean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XincoCoreDataCheckin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undoXincoCoreDataCheckoutResponse"&gt;</text:span></text:p>
      <text:p text:style-name="P1"/>
      <text:p text:style-name="Standard"><text:span text:style-name="T1"><text:s text:c="6"/></text:span><text:span text:style-name="T1">&lt;wsdl:part name="undoXincoCoreDataCheckoutReturn" type="tns2:XincoCoreData"/&gt;</text:span></text:p>
      <text:p text:style-name="P1"/>
      <text:p text:style-name="Standard"><text:soft-page-break/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DataResponse"&gt;</text:span></text:p>
      <text:p text:style-name="P1"/>
      <text:p text:style-name="Standard"><text:span text:style-name="T1"><text:s text:c="6"/></text:span><text:span text:style-name="T1">&lt;wsdl:part name="getXincoCoreDataReturn" type="tns2:XincoCoreData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DataTypeAttributeResponse"&gt;</text:span></text:p>
      <text:p text:style-name="P1"/>
      <text:p text:style-name="Standard"><text:span text:style-name="T1"><text:s text:c="6"/></text:span><text:span text:style-name="T1">&lt;wsdl:part name="getXincoCoreDataTypeAttributeReturn" type="tns2:XincoCoreDataTypeAttribut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undoXincoCoreDataCheckout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NodeResponse"&gt;</text:span></text:p>
      <text:p text:style-name="P1"/>
      <text:p text:style-name="Standard"><text:span text:style-name="T1"><text:s text:c="6"/></text:span><text:span text:style-name="T1">&lt;wsdl:part name="setXincoCoreNodeReturn" type="tns2:XincoCoreNod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DataTypesRequest"&gt;</text:span></text:p>
      <text:p text:style-name="P1"/>
      <text:p text:style-name="Standard"><text:span text:style-name="T1"><text:s text:c="6"/></text:span><text:span text:style-name="T1">&lt;wsdl:part name="in0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ServerVersionRequest"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UserResponse"&gt;</text:span></text:p>
      <text:p text:style-name="P1"/>
      <text:p text:style-name="Standard"><text:span text:style-name="T1"><text:s text:c="6"/></text:span><text:span text:style-name="T1">&lt;wsdl:part name="setXincoCoreUserReturn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wnloadXincoCoreDataResponse"&gt;</text:span></text:p>
      <text:p text:style-name="P1"/>
      <text:p text:style-name="Standard"><text:span text:style-name="T1"><text:s text:c="6"/></text:span><text:span text:style-name="T1">&lt;wsdl:part name="downloadXincoCoreDataReturn" type="soapenc:base64Binary"/&gt;</text:span></text:p>
      <text:p text:style-name="P1"/>
      <text:p text:style-name="Standard"><text:soft-page-break/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DataResponse"&gt;</text:span></text:p>
      <text:p text:style-name="P1"/>
      <text:p text:style-name="Standard"><text:span text:style-name="T1"><text:s text:c="6"/></text:span><text:span text:style-name="T1">&lt;wsdl:part name="setXincoCoreDataReturn" type="tns2:XincoCoreData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LanguageResponse"&gt;</text:span></text:p>
      <text:p text:style-name="P1"/>
      <text:p text:style-name="Standard"><text:span text:style-name="T1"><text:s text:c="6"/></text:span><text:span text:style-name="T1">&lt;wsdl:part name="setXincoCoreLanguageReturn" type="tns2:XincoCoreLanguag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LanguagesRequest"&gt;</text:span></text:p>
      <text:p text:style-name="P1"/>
      <text:p text:style-name="Standard"><text:span text:style-name="T1"><text:s text:c="6"/></text:span><text:span text:style-name="T1">&lt;wsdl:part name="in0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CurrentXincoCoreUserRequest"&gt;</text:span></text:p>
      <text:p text:style-name="P1"/>
      <text:p text:style-name="Standard"><text:span text:style-name="T1"><text:s text:c="6"/></text:span><text:span text:style-name="T1">&lt;wsdl:part name="in0" type="xsd:string"/&gt;</text:span></text:p>
      <text:p text:style-name="P1"/>
      <text:p text:style-name="Standard"><text:span text:style-name="T1"><text:s text:c="6"/></text:span><text:span text:style-name="T1">&lt;wsdl:part name="in1" type="xsd:string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AddAttributeRequest"&gt;</text:span></text:p>
      <text:p text:style-name="P1"/>
      <text:p text:style-name="Standard"><text:span text:style-name="T1"><text:s text:c="6"/></text:span><text:span text:style-name="T1">&lt;wsdl:part name="in0" type="tns3:XincoAddAttribut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DataTypesResponse"&gt;</text:span></text:p>
      <text:p text:style-name="P1"/>
      <text:p text:style-name="Standard"><text:span text:style-name="T1"><text:s text:c="6"/></text:span><text:span text:style-name="T1">&lt;wsdl:part name="getAllXincoCoreDataTypes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GroupsResponse"&gt;</text:span></text:p>
      <text:p text:style-name="P1"/>
      <text:p text:style-name="Standard"><text:span text:style-name="T1"><text:s text:c="6"/></text:span><text:span text:style-name="T1">&lt;wsdl:part name="getAllXincoCoreGroups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findXincoCoreDataResponse"&gt;</text:span></text:p>
      <text:p text:style-name="P1"><text:soft-page-break/></text:p>
      <text:p text:style-name="Standard"><text:span text:style-name="T1"><text:s text:c="6"/></text:span><text:span text:style-name="T1">&lt;wsdl:part name="findXincoCoreData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LanguageRequest"&gt;</text:span></text:p>
      <text:p text:style-name="P1"/>
      <text:p text:style-name="Standard"><text:span text:style-name="T1"><text:s text:c="6"/></text:span><text:span text:style-name="T1">&lt;wsdl:part name="in0" type="tns2:XincoCoreLanguag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wnloadXincoCoreData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CurrentXincoCoreUserResponse"&gt;</text:span></text:p>
      <text:p text:style-name="P1"/>
      <text:p text:style-name="Standard"><text:span text:style-name="T1"><text:s text:c="6"/></text:span><text:span text:style-name="T1">&lt;wsdl:part name="getCurrentXincoCoreUserReturn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XincoCoreDataCheckout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XincoCoreDataCheckinResponse"&gt;</text:span></text:p>
      <text:p text:style-name="P1"/>
      <text:p text:style-name="Standard"><text:span text:style-name="T1"><text:s text:c="6"/></text:span><text:span text:style-name="T1">&lt;wsdl:part name="doXincoCoreDataCheckinReturn" type="tns2:XincoCoreData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NodeResponse"&gt;</text:span></text:p>
      <text:p text:style-name="P1"/>
      <text:p text:style-name="Standard"><text:span text:style-name="T1"><text:s text:c="6"/></text:span><text:span text:style-name="T1">&lt;wsdl:part name="getXincoCoreNodeReturn" type="tns2:XincoCoreNod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AddAttributeResponse"&gt;</text:span></text:p>
      <text:p text:style-name="P1"/>
      <text:p text:style-name="Standard"><text:soft-page-break/><text:span text:style-name="T1"><text:s text:c="6"/></text:span><text:span text:style-name="T1">&lt;wsdl:part name="getXincoAddAttributeReturn" type="tns3:XincoAddAttribut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removeXincoCoreACERequest"&gt;</text:span></text:p>
      <text:p text:style-name="P1"/>
      <text:p text:style-name="Standard"><text:span text:style-name="T1"><text:s text:c="6"/></text:span><text:span text:style-name="T1">&lt;wsdl:part name="in0" type="tns2:XincoCoreAC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GroupRequest"&gt;</text:span></text:p>
      <text:p text:style-name="P1"/>
      <text:p text:style-name="Standard"><text:span text:style-name="T1"><text:s text:c="6"/></text:span><text:span text:style-name="T1">&lt;wsdl:part name="in0" type="tns2:XincoCoreGroup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UserRequest"&gt;</text:span></text:p>
      <text:p text:style-name="P1"/>
      <text:p text:style-name="Standard"><text:span text:style-name="T1"><text:s text:c="6"/></text:span><text:span text:style-name="T1">&lt;wsdl:part name="in0" type="tns2:XincoCoreUser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Standard"><text:span text:style-name="T1"><text:s/></text:span><text:span text:style-name="T1">&lt;wsdl:message xmlns="http://schemas.xmlsoap.org/wsdl/" name="getXincoCoreAuditScheduleRequest"&gt;</text:span></text:p>
      <text:p text:style-name="Standard"><text:span text:style-name="T1"><text:s text:c="2"/></text:span><text:span text:style-name="T1">&lt;wsdl:part name="in0" type="tns2:XincoCoreData"/&gt;</text:span></text:p>
      <text:p text:style-name="Standard"><text:span text:style-name="T1"><text:s text:c="2"/></text:span><text:span text:style-name="T1">&lt;wsdl:part name="in1" type="tns2:XincoCoreUser"/&gt;</text:span></text:p>
      <text:p text:style-name="Standard"><text:span text:style-name="T1"><text:s/></text:span><text:span text:style-name="T1">&lt;/wsdl:message&gt;</text:span></text:p>
      <text:p text:style-name="Standard"><text:span text:style-name="T1"><text:s/></text:span><text:span text:style-name="T1">&lt;wsdl:message xmlns="http://schemas.xmlsoap.org/wsdl/" name="getXincoCoreAuditScheduleResponse"&gt;</text:span></text:p>
      <text:p text:style-name="Standard"><text:span text:style-name="T1"><text:s text:c="2"/></text:span><text:span text:style-name="T1">&lt;wsdl:part name="getXincoCoreAuditScheduleReturn" type="tns2:XincoCoreAuditDataSchedule"/&gt;</text:span></text:p>
      <text:p text:style-name="Standard"><text:span text:style-name="T1"><text:s/></text:span><text:span text:style-name="T1">&lt;/wsdl:message&gt;</text:span></text:p>
      <text:p text:style-name="Standard"><text:span text:style-name="T1"><text:s/></text:span><text:span text:style-name="T1">&lt;wsdl:portType name="Xinco"&gt;</text:span></text:p>
      <text:p text:style-name="P1"/>
      <text:p text:style-name="Standard"><text:span text:style-name="T1"><text:s text:c="6"/></text:span><text:span text:style-name="T1">&lt;wsdl:operation name="getXincoServerVersion"&gt;</text:span></text:p>
      <text:p text:style-name="P1"/>
      <text:p text:style-name="Standard"><text:span text:style-name="T1"><text:s text:c="9"/></text:span><text:span text:style-name="T1">&lt;wsdl:input message="impl:getXincoServerVersionRequest" name="getXincoServerVersionRequest"/&gt;</text:span></text:p>
      <text:p text:style-name="P1"/>
      <text:p text:style-name="Standard"><text:span text:style-name="T1"><text:s text:c="9"/></text:span><text:span text:style-name="T1">&lt;wsdl:output message="impl:getXincoServerVersionResponse" name="getXincoServerVersion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CurrentXincoCoreUser" parameterOrder="in0 in1"&gt;</text:span></text:p>
      <text:p text:style-name="P1"><text:soft-page-break/></text:p>
      <text:p text:style-name="Standard"><text:span text:style-name="T1"><text:s text:c="9"/></text:span><text:span text:style-name="T1">&lt;wsdl:input message="impl:getCurrentXincoCoreUserRequest" name="getCurrentXincoCoreUserRequest"/&gt;</text:span></text:p>
      <text:p text:style-name="P1"/>
      <text:p text:style-name="Standard"><text:span text:style-name="T1"><text:s text:c="9"/></text:span><text:span text:style-name="T1">&lt;wsdl:output message="impl:getCurrentXincoCoreUserResponse" name="getCurrentXincoCoreUser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Groups" parameterOrder="in0"&gt;</text:span></text:p>
      <text:p text:style-name="P1"/>
      <text:p text:style-name="Standard"><text:span text:style-name="T1"><text:s text:c="9"/></text:span><text:span text:style-name="T1">&lt;wsdl:input message="impl:getAllXincoCoreGroupsRequest" name="getAllXincoCoreGroupsRequest"/&gt;</text:span></text:p>
      <text:p text:style-name="P1"/>
      <text:p text:style-name="Standard"><text:span text:style-name="T1"><text:s text:c="9"/></text:span><text:span text:style-name="T1">&lt;wsdl:output message="impl:getAllXincoCoreGroupsResponse" name="getAllXincoCoreGroups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Languages" parameterOrder="in0"&gt;</text:span></text:p>
      <text:p text:style-name="P1"/>
      <text:p text:style-name="Standard"><text:span text:style-name="T1"><text:s text:c="9"/></text:span><text:span text:style-name="T1">&lt;wsdl:input message="impl:getAllXincoCoreLanguagesRequest" name="getAllXincoCoreLanguagesRequest"/&gt;</text:span></text:p>
      <text:p text:style-name="P1"/>
      <text:p text:style-name="Standard"><text:span text:style-name="T1"><text:s text:c="9"/></text:span><text:span text:style-name="T1">&lt;wsdl:output message="impl:getAllXincoCoreLanguagesResponse" name="getAllXincoCoreLanguages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DataTypes" parameterOrder="in0"&gt;</text:span></text:p>
      <text:p text:style-name="P1"/>
      <text:p text:style-name="Standard"><text:span text:style-name="T1"><text:s text:c="9"/></text:span><text:span text:style-name="T1">&lt;wsdl:input message="impl:getAllXincoCoreDataTypesRequest" name="getAllXincoCoreDataTypesRequest"/&gt;</text:span></text:p>
      <text:p text:style-name="P1"/>
      <text:p text:style-name="Standard"><text:span text:style-name="T1"><text:s text:c="9"/></text:span><text:span text:style-name="T1">&lt;wsdl:output message="impl:getAllXincoCoreDataTypesResponse" name="getAllXincoCoreDataTypes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Node" parameterOrder="in0 in1"&gt;</text:span></text:p>
      <text:p text:style-name="P1"/>
      <text:p text:style-name="Standard"><text:span text:style-name="T1"><text:s text:c="9"/></text:span><text:span text:style-name="T1">&lt;wsdl:input message="impl:getXincoCoreNodeRequest" name="getXincoCoreNodeRequest"/&gt;</text:span></text:p>
      <text:p text:style-name="P1"/>
      <text:p text:style-name="Standard"><text:span text:style-name="T1"><text:s text:c="9"/></text:span><text:span text:style-name="T1">&lt;wsdl:output message="impl:getXincoCoreNodeResponse" name="getXincoCoreNod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Data" parameterOrder="in0 in1"&gt;</text:span></text:p>
      <text:p text:style-name="P1"><text:soft-page-break/></text:p>
      <text:p text:style-name="Standard"><text:span text:style-name="T1"><text:s text:c="9"/></text:span><text:span text:style-name="T1">&lt;wsdl:input message="impl:getXincoCoreDataRequest" name="getXincoCoreDataRequest"/&gt;</text:span></text:p>
      <text:p text:style-name="P1"/>
      <text:p text:style-name="Standard"><text:span text:style-name="T1"><text:s text:c="9"/></text:span><text:span text:style-name="T1">&lt;wsdl:output message="impl:getXincoCoreDataResponse" name="get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XincoCoreDataCheckout" parameterOrder="in0 in1"&gt;</text:span></text:p>
      <text:p text:style-name="P1"/>
      <text:p text:style-name="Standard"><text:span text:style-name="T1"><text:s text:c="9"/></text:span><text:span text:style-name="T1">&lt;wsdl:input message="impl:doXincoCoreDataCheckoutRequest" name="doXincoCoreDataCheckoutRequest"/&gt;</text:span></text:p>
      <text:p text:style-name="P1"/>
      <text:p text:style-name="Standard"><text:span text:style-name="T1"><text:s text:c="9"/></text:span><text:span text:style-name="T1">&lt;wsdl:output message="impl:doXincoCoreDataCheckoutResponse" name="doXincoCoreDataCheckout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undoXincoCoreDataCheckout" parameterOrder="in0 in1"&gt;</text:span></text:p>
      <text:p text:style-name="P1"/>
      <text:p text:style-name="Standard"><text:span text:style-name="T1"><text:s text:c="9"/></text:span><text:span text:style-name="T1">&lt;wsdl:input message="impl:undoXincoCoreDataCheckoutRequest" name="undoXincoCoreDataCheckoutRequest"/&gt;</text:span></text:p>
      <text:p text:style-name="P1"/>
      <text:p text:style-name="Standard"><text:span text:style-name="T1"><text:s text:c="9"/></text:span><text:span text:style-name="T1">&lt;wsdl:output message="impl:undoXincoCoreDataCheckoutResponse" name="undoXincoCoreDataCheckout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XincoCoreDataCheckin" parameterOrder="in0 in1"&gt;</text:span></text:p>
      <text:p text:style-name="P1"/>
      <text:p text:style-name="Standard"><text:span text:style-name="T1"><text:s text:c="9"/></text:span><text:span text:style-name="T1">&lt;wsdl:input message="impl:doXincoCoreDataCheckinRequest" name="doXincoCoreDataCheckinRequest"/&gt;</text:span></text:p>
      <text:p text:style-name="P1"/>
      <text:p text:style-name="Standard"><text:span text:style-name="T1"><text:s text:c="9"/></text:span><text:span text:style-name="T1">&lt;wsdl:output message="impl:doXincoCoreDataCheckinResponse" name="doXincoCoreDataCheckin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wnloadXincoCoreData" parameterOrder="in0 in1"&gt;</text:span></text:p>
      <text:p text:style-name="P1"/>
      <text:p text:style-name="Standard"><text:span text:style-name="T1"><text:s text:c="9"/></text:span><text:span text:style-name="T1">&lt;wsdl:input message="impl:downloadXincoCoreDataRequest" name="downloadXincoCoreDataRequest"/&gt;</text:span></text:p>
      <text:p text:style-name="P1"/>
      <text:p text:style-name="Standard"><text:span text:style-name="T1"><text:s text:c="9"/></text:span><text:span text:style-name="T1">&lt;wsdl:output message="impl:downloadXincoCoreDataResponse" name="download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uploadXincoCoreData" parameterOrder="in0 in1 in2"&gt;</text:span></text:p>
      <text:p text:style-name="P1"><text:soft-page-break/></text:p>
      <text:p text:style-name="Standard"><text:span text:style-name="T1"><text:s text:c="9"/></text:span><text:span text:style-name="T1">&lt;wsdl:input message="impl:uploadXincoCoreDataRequest" name="uploadXincoCoreDataRequest"/&gt;</text:span></text:p>
      <text:p text:style-name="P1"/>
      <text:p text:style-name="Standard"><text:span text:style-name="T1"><text:s text:c="9"/></text:span><text:span text:style-name="T1">&lt;wsdl:output message="impl:uploadXincoCoreDataResponse" name="upload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findXincoCoreNodes" parameterOrder="in0 in1 in2"&gt;</text:span></text:p>
      <text:p text:style-name="P1"/>
      <text:p text:style-name="Standard"><text:span text:style-name="T1"><text:s text:c="9"/></text:span><text:span text:style-name="T1">&lt;wsdl:input message="impl:findXincoCoreNodesRequest" name="findXincoCoreNodesRequest"/&gt;</text:span></text:p>
      <text:p text:style-name="P1"/>
      <text:p text:style-name="Standard"><text:span text:style-name="T1"><text:s text:c="9"/></text:span><text:span text:style-name="T1">&lt;wsdl:output message="impl:findXincoCoreNodesResponse" name="findXincoCoreNodes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findXincoCoreData" parameterOrder="in0 in1 in2"&gt;</text:span></text:p>
      <text:p text:style-name="P1"/>
      <text:p text:style-name="Standard"><text:span text:style-name="T1"><text:s text:c="9"/></text:span><text:span text:style-name="T1">&lt;wsdl:input message="impl:findXincoCoreDataRequest" name="findXincoCoreDataRequest"/&gt;</text:span></text:p>
      <text:p text:style-name="P1"/>
      <text:p text:style-name="Standard"><text:span text:style-name="T1"><text:s text:c="9"/></text:span><text:span text:style-name="T1">&lt;wsdl:output message="impl:findXincoCoreDataResponse" name="find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Node" parameterOrder="in0 in1"&gt;</text:span></text:p>
      <text:p text:style-name="P1"/>
      <text:p text:style-name="Standard"><text:span text:style-name="T1"><text:s text:c="9"/></text:span><text:span text:style-name="T1">&lt;wsdl:input message="impl:setXincoCoreNodeRequest" name="setXincoCoreNodeRequest"/&gt;</text:span></text:p>
      <text:p text:style-name="P1"/>
      <text:p text:style-name="Standard"><text:span text:style-name="T1"><text:s text:c="9"/></text:span><text:span text:style-name="T1">&lt;wsdl:output message="impl:setXincoCoreNodeResponse" name="setXincoCoreNod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Data" parameterOrder="in0 in1"&gt;</text:span></text:p>
      <text:p text:style-name="P1"/>
      <text:p text:style-name="Standard"><text:span text:style-name="T1"><text:s text:c="9"/></text:span><text:span text:style-name="T1">&lt;wsdl:input message="impl:setXincoCoreDataRequest" name="setXincoCoreDataRequest"/&gt;</text:span></text:p>
      <text:p text:style-name="P1"/>
      <text:p text:style-name="Standard"><text:span text:style-name="T1"><text:s text:c="9"/></text:span><text:span text:style-name="T1">&lt;wsdl:output message="impl:setXincoCoreDataResponse" name="set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ACE" parameterOrder="in0 in1"&gt;</text:span></text:p>
      <text:p text:style-name="P1"/>
      <text:p text:style-name="Standard"><text:span text:style-name="T1"><text:s text:c="9"/></text:span><text:span text:style-name="T1">&lt;wsdl:input message="impl:setXincoCoreACERequest" name="setXincoCoreACERequest"/&gt;</text:span></text:p>
      <text:p text:style-name="P1"><text:soft-page-break/></text:p>
      <text:p text:style-name="Standard"><text:span text:style-name="T1"><text:s text:c="9"/></text:span><text:span text:style-name="T1">&lt;wsdl:output message="impl:setXincoCoreACEResponse" name="setXincoCoreAC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removeXincoCoreACE" parameterOrder="in0 in1"&gt;</text:span></text:p>
      <text:p text:style-name="P1"/>
      <text:p text:style-name="Standard"><text:span text:style-name="T1"><text:s text:c="9"/></text:span><text:span text:style-name="T1">&lt;wsdl:input message="impl:removeXincoCoreACERequest" name="removeXincoCoreACERequest"/&gt;</text:span></text:p>
      <text:p text:style-name="P1"/>
      <text:p text:style-name="Standard"><text:span text:style-name="T1"><text:s text:c="9"/></text:span><text:span text:style-name="T1">&lt;wsdl:output message="impl:removeXincoCoreACEResponse" name="removeXincoCoreAC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Log" parameterOrder="in0 in1"&gt;</text:span></text:p>
      <text:p text:style-name="P1"/>
      <text:p text:style-name="Standard"><text:span text:style-name="T1"><text:s text:c="9"/></text:span><text:span text:style-name="T1">&lt;wsdl:input message="impl:setXincoCoreLogRequest" name="setXincoCoreLogRequest"/&gt;</text:span></text:p>
      <text:p text:style-name="P1"/>
      <text:p text:style-name="Standard"><text:span text:style-name="T1"><text:s text:c="9"/></text:span><text:span text:style-name="T1">&lt;wsdl:output message="impl:setXincoCoreLogResponse" name="setXincoCoreLog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User" parameterOrder="in0 in1"&gt;</text:span></text:p>
      <text:p text:style-name="P1"/>
      <text:p text:style-name="Standard"><text:span text:style-name="T1"><text:s text:c="9"/></text:span><text:span text:style-name="T1">&lt;wsdl:input message="impl:setXincoCoreUserRequest" name="setXincoCoreUserRequest"/&gt;</text:span></text:p>
      <text:p text:style-name="P1"/>
      <text:p text:style-name="Standard"><text:span text:style-name="T1"><text:s text:c="9"/></text:span><text:span text:style-name="T1">&lt;wsdl:output message="impl:setXincoCoreUserResponse" name="setXincoCoreUser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Group" parameterOrder="in0 in1"&gt;</text:span></text:p>
      <text:p text:style-name="P1"/>
      <text:p text:style-name="Standard"><text:span text:style-name="T1"><text:s text:c="9"/></text:span><text:span text:style-name="T1">&lt;wsdl:input message="impl:setXincoCoreGroupRequest" name="setXincoCoreGroupRequest"/&gt;</text:span></text:p>
      <text:p text:style-name="P1"/>
      <text:p text:style-name="Standard"><text:span text:style-name="T1"><text:s text:c="9"/></text:span><text:span text:style-name="T1">&lt;wsdl:output message="impl:setXincoCoreGroupResponse" name="setXincoCoreGroup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Language" parameterOrder="in0 in1"&gt;</text:span></text:p>
      <text:p text:style-name="P1"/>
      <text:p text:style-name="Standard"><text:span text:style-name="T1"><text:s text:c="9"/></text:span><text:span text:style-name="T1">&lt;wsdl:input message="impl:setXincoCoreLanguageRequest" name="setXincoCoreLanguageRequest"/&gt;</text:span></text:p>
      <text:p text:style-name="P1"/>
      <text:p text:style-name="Standard"><text:span text:style-name="T1"><text:s text:c="9"/></text:span><text:span text:style-name="T1">&lt;wsdl:output message="impl:setXincoCoreLanguageResponse" name="setXincoCoreLanguageResponse"/&gt;</text:span></text:p>
      <text:p text:style-name="P1"><text:soft-page-break/></text:p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DataTypeAttribute" parameterOrder="in0 in1"&gt;</text:span></text:p>
      <text:p text:style-name="P1"/>
      <text:p text:style-name="Standard"><text:span text:style-name="T1"><text:s text:c="9"/></text:span><text:span text:style-name="T1">&lt;wsdl:input message="impl:getXincoCoreDataTypeAttributeRequest" name="getXincoCoreDataTypeAttributeRequest"/&gt;</text:span></text:p>
      <text:p text:style-name="P1"/>
      <text:p text:style-name="Standard"><text:span text:style-name="T1"><text:s text:c="9"/></text:span><text:span text:style-name="T1">&lt;wsdl:output message="impl:getXincoCoreDataTypeAttributeResponse" name="getXincoCoreDataTypeAttribut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AddAttribute" parameterOrder="in0 in1"&gt;</text:span></text:p>
      <text:p text:style-name="P1"/>
      <text:p text:style-name="Standard"><text:span text:style-name="T1"><text:s text:c="9"/></text:span><text:span text:style-name="T1">&lt;wsdl:input message="impl:getXincoAddAttributeRequest" name="getXincoAddAttributeRequest"/&gt;</text:span></text:p>
      <text:p text:style-name="P1"/>
      <text:p text:style-name="Standard"><text:span text:style-name="T1"><text:s text:c="9"/></text:span><text:span text:style-name="T1">&lt;wsdl:output message="impl:getXincoAddAttributeResponse" name="getXincoAddAttribut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checkXincoCoreUserNewPassword" parameterOrder="in0 in1 in2"&gt;</text:span></text:p>
      <text:p text:style-name="P1"/>
      <text:p text:style-name="Standard"><text:span text:style-name="T1"><text:s text:c="9"/></text:span><text:span text:style-name="T1">&lt;wsdl:input message="impl:checkXincoCoreUserNewPasswordRequest" name="checkXincoCoreUserNewPasswordRequest"/&gt;</text:span></text:p>
      <text:p text:style-name="P1"/>
      <text:p text:style-name="Standard"><text:span text:style-name="T1"><text:s text:c="9"/></text:span><text:span text:style-name="T1">&lt;wsdl:output message="impl:checkXincoCoreUserNewPasswordResponse" name="checkXincoCoreUserNewPassword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Standard"><text:span text:style-name="T1"><text:s text:c="2"/></text:span><text:span text:style-name="T1">&lt;wsdl:operation xmlns="http://schemas.xmlsoap.org/wsdl/" name="getXincoCoreAuditSchedule"&gt;</text:span></text:p>
      <text:p text:style-name="Standard"><text:span text:style-name="T1"><text:s text:c="3"/></text:span><text:span text:style-name="T1">&lt;wsdl:input name="input1" message="impl:getXincoCoreAuditScheduleRequest"/&gt;</text:span></text:p>
      <text:p text:style-name="Standard"><text:span text:style-name="T1"><text:s text:c="3"/></text:span><text:span text:style-name="T1">&lt;wsdl:output name="output1" message="impl:getXincoCoreAuditScheduleResponse"/&gt;</text:span></text:p>
      <text:p text:style-name="Standard"><text:span text:style-name="T1"><text:s text:c="2"/></text:span><text:span text:style-name="T1">&lt;/wsdl:operation&gt;</text:span></text:p>
      <text:p text:style-name="Standard"><text:span text:style-name="T1"><text:s/></text:span><text:span text:style-name="T1">&lt;/wsdl:portType&gt;</text:span></text:p>
      <text:p text:style-name="P1"/>
      <text:p text:style-name="Standard"><text:span text:style-name="T1"><text:s text:c="3"/></text:span><text:span text:style-name="T1">&lt;wsdl:binding name="XincoSoapBinding" type="impl:Xinco"&gt;</text:span></text:p>
      <text:p text:style-name="P1"/>
      <text:p text:style-name="Standard"><text:span text:style-name="T1"><text:s text:c="6"/></text:span><text:span text:style-name="T1">&lt;wsdlsoap:binding style="rpc" transport="http://schemas.xmlsoap.org/soap/http"/&gt;</text:span></text:p>
      <text:p text:style-name="P1"/>
      <text:p text:style-name="Standard"><text:span text:style-name="T1"><text:s text:c="6"/></text:span><text:span text:style-name="T1">&lt;wsdl:operation name="getXincoServerVersion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ServerVersion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</text:span><text:soft-page-break/><text:span text:style-name="T1">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ServerVersion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CurrentXincoCoreUser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CurrentXincoCoreUser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CurrentXincoCoreUser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Groups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AllXincoCoreGroups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AllXincoCoreGroups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oft-page-break/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Languages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AllXincoCoreLanguages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AllXincoCoreLanguages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DataTypes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AllXincoCoreDataTypes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AllXincoCoreDataTypes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Nod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CoreNodeRequest"&gt;</text:span></text:p>
      <text:p text:style-name="P1"><text:soft-page-break/></text:p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CoreNod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Data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XincoCoreDataCheckout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doXincoCoreDataCheckout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doXincoCoreDataCheckout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</text:span><text:soft-page-break/><text:span text:style-name="T1">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undoXincoCoreDataCheckout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undoXincoCoreDataCheckout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undoXincoCoreDataCheckout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XincoCoreDataCheckin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doXincoCoreDataCheckin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doXincoCoreDataCheckin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wnloadXincoCoreData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><text:soft-page-break/></text:p>
      <text:p text:style-name="Standard"><text:span text:style-name="T1"><text:s text:c="9"/></text:span><text:span text:style-name="T1">&lt;wsdl:input name="download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download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uploadXincoCoreData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upload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upload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findXincoCoreNodes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findXincoCoreNodes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findXincoCoreNodesResponse"&gt;</text:span></text:p>
      <text:p text:style-name="P1"><text:soft-page-break/></text:p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findXincoCoreData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find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find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Nod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Nod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Nod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Data"&gt;</text:span></text:p>
      <text:p text:style-name="P1"><text:soft-page-break/></text:p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AC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AC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AC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removeXincoCoreAC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removeXincoCoreAC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><text:soft-page-break/></text:p>
      <text:p text:style-name="Standard"><text:span text:style-name="T1"><text:s text:c="9"/></text:span><text:span text:style-name="T1">&lt;wsdl:output name="removeXincoCoreAC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Log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Log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Log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User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User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User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><text:soft-page-break/></text:p>
      <text:p text:style-name="Standard"><text:span text:style-name="T1"><text:s text:c="6"/></text:span><text:span text:style-name="T1">&lt;wsdl:operation name="setXincoCoreGroup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Group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Group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Languag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Languag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Languag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DataTypeAttribut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CoreDataTypeAttribut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><text:soft-page-break/></text:p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CoreDataTypeAttribut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AddAttribut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AddAttribut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AddAttribut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checkXincoCoreUserNewPassword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checkXincoCoreUserNewPassword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checkXincoCoreUserNewPassword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><text:soft-page-break/></text:p>
      <text:p text:style-name="Standard"><text:span text:style-name="T1"><text:s text:c="6"/></text:span><text:span text:style-name="T1">&lt;/wsdl:operation&gt;</text:span></text:p>
      <text:p text:style-name="Standard"><text:span text:style-name="T1"><text:s text:c="4"/></text:span><text:span text:style-name="T1">&lt;wsdl:operation xmlns="http://schemas.xmlsoap.org/wsdl/" name="getXincoCoreAuditSchedule"&gt;</text:span></text:p>
      <text:p text:style-name="Standard"><text:span text:style-name="T1"><text:s text:c="5"/></text:span><text:span text:style-name="T1">&lt;wsdlsoap:operation/&gt;</text:span></text:p>
      <text:p text:style-name="Standard"><text:span text:style-name="T1"><text:s text:c="5"/></text:span><text:span text:style-name="T1">&lt;wsdl:input name="getXincoCoreAuditScheduleRequest"&gt;</text:span></text:p>
      <text:p text:style-name="Standard"><text:span text:style-name="T1"><text:s text:c="6"/></text:span><text:span text:style-name="T1">&lt;wsdlsoap:body encodingStyle="http://schemas.xmlsoap.org/soap/encoding/" use="encoded" namespace="urn:Xinco"/&gt;</text:span></text:p>
      <text:p text:style-name="Standard"><text:span text:style-name="T1"><text:s text:c="5"/></text:span><text:span text:style-name="T1">&lt;/wsdl:input&gt;</text:span></text:p>
      <text:p text:style-name="Standard"><text:span text:style-name="T1"><text:s text:c="5"/></text:span><text:span text:style-name="T1">&lt;wsdl:output name="getXincoCoreAuditScheduleResponse"&gt;</text:span></text:p>
      <text:p text:style-name="Standard"><text:span text:style-name="T1"><text:s text:c="6"/></text:span><text:span text:style-name="T1">&lt;wsdlsoap:body namespace="urn:Xinco" use="encoded" encodingStyle="http://schemas.xmlsoap.org/soap/encoding/"/&gt;</text:span></text:p>
      <text:p text:style-name="Standard"><text:span text:style-name="T1"><text:s text:c="5"/></text:span><text:span text:style-name="T1">&lt;/wsdl:output&gt;</text:span></text:p>
      <text:p text:style-name="Standard"><text:span text:style-name="T1"><text:s text:c="4"/></text:span><text:span text:style-name="T1">&lt;/wsdl:operation&gt;</text:span></text:p>
      <text:p text:style-name="Standard"><text:span text:style-name="T1"><text:s text:c="3"/></text:span><text:span text:style-name="T1">&lt;/wsdl:binding&gt;</text:span></text:p>
      <text:p text:style-name="P1"/>
      <text:p text:style-name="Standard"><text:span text:style-name="T1"><text:s text:c="3"/></text:span><text:span text:style-name="T1">&lt;wsdl:service name="XincoService"&gt;</text:span></text:p>
      <text:p text:style-name="P1"/>
      <text:p text:style-name="Standard"><text:span text:style-name="T1"><text:s text:c="6"/></text:span><text:span text:style-name="T1">&lt;wsdl:port binding="impl:XincoSoapBinding" name="Xinco"&gt;</text:span></text:p>
      <text:p text:style-name="P1"/>
      <text:p text:style-name="Standard"><text:span text:style-name="T1"><text:s text:c="9"/></text:span><text:span text:style-name="T1">&lt;wsdlsoap:address location="http://localhost:8084/xinco/services/Xinco"/&gt;</text:span></text:p>
      <text:p text:style-name="P1"/>
      <text:p text:style-name="Standard"><text:span text:style-name="T1"><text:s text:c="6"/></text:span><text:span text:style-name="T1">&lt;/wsdl:port&gt;</text:span></text:p>
      <text:p text:style-name="P1"/>
      <text:p text:style-name="Standard"><text:span text:style-name="T1"><text:s text:c="3"/></text:span><text:span text:style-name="T1">&lt;/wsdl:service&gt;</text:span></text:p>
      <text:p text:style-name="P1"/>
      <text:p text:style-name="P1">&lt;/wsdl:definition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Javier Ortiz Bultrón</dc:creator>
    <dc:date>2007-10-22T10:15:38</dc:date>
    <meta:editing-cycles>3</meta:editing-cycles>
    <meta:editing-duration>PT36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8" meta:paragraph-count="696" meta:word-count="3871" meta:character-count="40217"/>
  </office:meta>
</office:document-meta>
</file>